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<text:s/>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10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ALLEN TAYLOR</text:p>
          </table:table-cell>
          <table:table-cell table:style-name="ce5" office:value-type="string" calcext:value-type="string">
            <text:p>CMAC</text:p>
          </table:table-cell>
          <table:table-cell table:style-name="ce5" office:value-type="string" calcext:value-type="string">
            <text:p>RING ROAD STATE HOSPITAL</text:p>
          </table:table-cell>
          <table:table-cell table:style-name="ce6" office:value-type="float" office:value="8060918597" calcext:value-type="float">
            <text:p>8060918597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WORKING WITH THE MANAGEMENT FOR APPROVAL TO SUPPLY HOSPITAL PHARMACY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MRS OLUFEMI AYEPOKIKI</text:p>
          </table:table-cell>
          <table:table-cell table:style-name="ce5" office:value-type="string" calcext:value-type="string">
            <text:p>DIRECTOR</text:p>
          </table:table-cell>
          <table:table-cell table:style-name="ce5" office:value-type="string" calcext:value-type="string">
            <text:p>RING ROAD STATE HOSPITAL</text:p>
          </table:table-cell>
          <table:table-cell table:style-name="ce5" office:value-type="float" office:value="8033823308" calcext:value-type="float">
            <text:p>8033823308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WORKING WITH THE MANAGEMENT FOR APPROVAL TO SUPPLY HOSPITAL PHARMACY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OYELEKE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34869061" calcext:value-type="float">
            <text:p>8034869061</text:p>
          </table:table-cell>
          <table:table-cell table:style-name="ce5" office:value-type="string" calcext:value-type="string">
            <text:p>CARDIOCAP, BPCAP, COQ10/FORTE, NERVERON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TOLD TO SEND REMINDERS BEFORE CLINIC DAY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AJE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23173498" calcext:value-type="float">
            <text:p>8023173498</text:p>
          </table:table-cell>
          <table:table-cell table:style-name="ce5" office:value-type="string" calcext:value-type="string">
            <text:p>CARDIOCAP, BPCAP, COQ10/FORTE, NERVERON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TOLD TO SEND REMINDERS BEFORE CLINIC DAY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VICTOR</text:p>
          </table:table-cell>
          <table:table-cell table:style-name="ce5" office:value-type="string" calcext:value-type="string">
            <text:p>END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66701997" calcext:value-type="float">
            <text:p>8066701997</text:p>
          </table:table-cell>
          <table:table-cell table:style-name="ce5" office:value-type="string" calcext:value-type="string">
            <text:p>FRATONEBETIC, LIPIDMAX, CO-Q10/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ASKED FOR THE BENEFITS OF THE DRUGS AND NEED TO PRESCRIBE THEM FOR THEIR CLIENTS AND THE COST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ADEYEMO ALABI</text:p>
          </table:table-cell>
          <table:table-cell table:style-name="ce5" office:value-type="string" calcext:value-type="string">
            <text:p>END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58994928" calcext:value-type="float">
            <text:p>8058994928</text:p>
          </table:table-cell>
          <table:table-cell table:style-name="ce5" office:value-type="string" calcext:value-type="string">
            <text:p>FRATONEBETIC, LIPIDMAX, CO-Q10/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ASKED FOR THE BENEFITS OF THE DRUGS AND NEED TO PRESCRIBE THEM FOR THEIR CLIENTS AND THE COST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OLANIYAN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32851122" calcext:value-type="float">
            <text:p>8032851122</text:p>
          </table:table-cell>
          <table:table-cell table:style-name="ce5" office:value-type="string" calcext:value-type="string">
            <text:p>EYEMAX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SKED FOR A SAMPLE TO GIVE TO HIS PATIENT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office:value-type="string" calcext:value-type="string">
            <text:p>DR OIZA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00117671" calcext:value-type="float">
            <text:p>8100117671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 MY FRATONEBETIC, CARDIOCAP AND OTHER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office:value-type="string" calcext:value-type="string">
            <text:p>DR ADEYEMI</text:p>
          </table:table-cell>
          <table:table-cell table:style-name="ce5" office:value-type="string" calcext:value-type="string">
            <text:p>END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30854105" calcext:value-type="float">
            <text:p>8030854105</text:p>
          </table:table-cell>
          <table:table-cell table:style-name="ce5" office:value-type="string" calcext:value-type="string">
            <text:p>FRATONEBETIC, LIPIDMAX, CO-Q10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SKED TO BE SUPPLIED MORE INFORMATION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office:value-type="string" calcext:value-type="string">
            <text:p>DR STEVE</text:p>
          </table:table-cell>
          <table:table-cell table:style-name="ce5" office:value-type="string" calcext:value-type="string">
            <text:p>EYE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81494911" calcext:value-type="float">
            <text:p>8181494911</text:p>
          </table:table-cell>
          <table:table-cell table:style-name="ce5" office:value-type="string" calcext:value-type="string">
            <text:p>EYEMAX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HOWED INTREST IN THE PRODUCT; ASKED IF THE PRICE IS AVOIDABLE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8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 JOSEPH</text:p>
          </table:table-cell>
          <table:table-cell table:style-name="ce5" office:value-type="string" calcext:value-type="string">
            <text:p>GILEAD PHARMACY</text:p>
          </table:table-cell>
          <table:table-cell table:style-name="ce9" office:value-type="string" calcext:value-type="string">
            <text:p>CHALLENGE, IBADAN</text:p>
          </table:table-cell>
          <table:table-cell table:style-name="ce5" office:value-type="float" office:value="7033470772" calcext:value-type="float">
            <text:p>7033470772</text:p>
          </table:table-cell>
          <table:table-cell table:style-name="ce5" office:value-type="string" calcext:value-type="string">
            <text:p>FIBRONIL, NERVERON, CARDIOCAP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PROMISED TO RESTOCK WHEN THE CURRENT STOCK IS LOW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MRS TOMIWA</text:p>
          </table:table-cell>
          <table:table-cell table:style-name="ce5" office:value-type="string" calcext:value-type="string">
            <text:p>BABS-OLA PHARMACY (WHOLESALE)</text:p>
          </table:table-cell>
          <table:table-cell table:style-name="ce9" office:value-type="string" calcext:value-type="string">
            <text:p>CHALLENGE, IBADAN</text:p>
          </table:table-cell>
          <table:table-cell table:style-name="ce6" office:value-type="float" office:value="8104693542" calcext:value-type="float">
            <text:p>8104693542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ORDER: NERVERON (2 BOXES), FRATONBETIC (2 BOXES)</text:p>
          </table:table-cell>
          <table:table-cell table:style-name="ce5" office:value-type="string" calcext:value-type="string">
            <text:p>ASKED ME TO WORK ON NEARBY PHARMACIES AND HOSPITALS FOR INCREASED DEMAND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IYA IBEJI</text:p>
          </table:table-cell>
          <table:table-cell table:style-name="ce5" office:value-type="string" calcext:value-type="string">
            <text:p>FUMAC PHARMACY</text:p>
          </table:table-cell>
          <table:table-cell table:style-name="ce9" office:value-type="string" calcext:value-type="string">
            <text:p>OLUYOLE, IBADAN</text:p>
          </table:table-cell>
          <table:table-cell table:style-name="ce6" office:value-type="float" office:value="8032297535" calcext:value-type="float">
            <text:p>8032297535</text:p>
          </table:table-cell>
          <table:table-cell table:style-name="ce6" office:value-type="string" calcext:value-type="string">
            <text:p>FIBRONIL, NERVERON, CARDIOCAP</text:p>
          </table:table-cell>
          <table:table-cell table:style-name="ce6" office:value-type="string" calcext:value-type="string">
            <text:p>FIBRONIL(1) #44,500</text:p>
          </table:table-cell>
          <table:table-cell table:style-name="ce5" office:value-type="string" calcext:value-type="string">
            <text:p>WORKING ON HOW TO SUPPLY OTHER PRODUCT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MRS TUNDUN</text:p>
          </table:table-cell>
          <table:table-cell table:style-name="ce5" office:value-type="string" calcext:value-type="string">
            <text:p>KUNLEARA PHARMACY</text:p>
          </table:table-cell>
          <table:table-cell table:style-name="ce9" office:value-type="string" calcext:value-type="string">
            <text:p>OPP. UCH</text:p>
          </table:table-cell>
          <table:table-cell table:style-name="ce6" office:value-type="float" office:value="8076186796" calcext:value-type="float">
            <text:p>8076186796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SUPPLIED LAST MONTH, MONITORING THEIR STOCK LEVEL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PHARM SAMUEL</text:p>
          </table:table-cell>
          <table:table-cell table:style-name="ce5" office:value-type="string" calcext:value-type="string">
            <text:p>GOD’S GLORIOUS PHARMACY</text:p>
          </table:table-cell>
          <table:table-cell table:style-name="ce9" office:value-type="string" calcext:value-type="string">
            <text:p>YEMETU, IBADAN</text:p>
          </table:table-cell>
          <table:table-cell table:style-name="ce6" office:value-type="float" office:value="8165057666" calcext:value-type="float">
            <text:p>8165057666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ORDER: NERVERON (5 BOXES), FIBRONIL (5 BOXES), EYEMAX SOFTGEL (3 BOXES), CARDIOCAP(3 BOXES)</text:p>
          </table:table-cell>
          <table:table-cell table:style-name="ce5" office:value-type="string" calcext:value-type="string">
            <text:p>TOLD TO SUPPLY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office:value-type="string" calcext:value-type="string">
            <text:p>PHARM KEHINDE</text:p>
          </table:table-cell>
          <table:table-cell office:value-type="string" calcext:value-type="string">
            <text:p>EMADOK PHARMACY</text:p>
          </table:table-cell>
          <table:table-cell office:value-type="string" calcext:value-type="string">
            <text:p>BODIJA, IBADAN</text:p>
          </table:table-cell>
          <table:table-cell office:value-type="float" office:value="8058023307" calcext:value-type="float">
            <text:p>8058023307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HEY HAVE MY PRODUCTS IN STOCK AND WON’T BE RESTOCKING NOW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15T14:46:46.457028353</dc:date>
    <meta:generator>LibreOffice/7.3.7.2$Linux_X86_64 LibreOffice_project/30$Build-2</meta:generator>
    <meta:editing-duration>PT2H10M3S</meta:editing-duration>
    <meta:editing-cycles>32</meta:editing-cycles>
    <meta:document-statistic meta:table-count="1" meta:cell-count="152" meta:object-count="0"/>
    <meta:user-defined meta:name="AppVersion">16.0300</meta:user-defined>
  </office:meta>
</office:document-meta>
</file>